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4cm" fo:wrap-option="wrap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2.74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3.09cm" fo:wrap-option="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cm" fo:wrap-option="wrap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cm" fo:wrap-option="wrap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6cm" fo:wrap-option="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4.41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Sans1"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ans1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xml:id="id2" draw:id="id2" draw:layer="layout" svg:width="4.9cm" svg:height="2cm" svg:x="3.5cm" svg:y="5.2cm">
          <text:p text:style-name="P1"><text:span text:style-name="T1">Selecteer de actuele nummeraanduiding die het dichtst bij maar voor de geldigheidsdatum ligt via het ad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3.6cm" svg:height="0.9cm" svg:x="1.7cm" svg:y="2.8cm">
          <text:p text:style-name="P1"><text:span text:style-name="T2">Openbare ruim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3" draw:id="id3" draw:layer="layout" svg:width="3.6cm" svg:height="0.9cm" svg:x="6.5cm" svg:y="2.8cm">
          <text:p text:style-name="P1"><text:span text:style-name="T2">Nummeraanduid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xml:id="id4" draw:id="id4" draw:layer="layout" svg:width="5.9cm" svg:height="1cm" svg:x="3cm" svg:y="8.2cm">
          <text:p text:style-name="P1"><text:span text:style-name="T2">Gefilterde nummeraanduidin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4" draw:layer="layout" svg:x1="3.5cm" svg:y1="3.7cm" svg:x2="5.95cm" svg:y2="5.2cm" draw:start-shape="id1" draw:start-glue-point="6" draw:end-shape="id2" svg:d="M3500 3700v751h2450v749" svg:viewBox="0 0 2451 1501">
          <text:p/>
        </draw:connector>
        <draw:connector draw:style-name="gr4" draw:text-style-name="P4" draw:layer="layout" svg:x1="8.3cm" svg:y1="3.7cm" svg:x2="5.95cm" svg:y2="5.2cm" draw:start-shape="id3" draw:start-glue-point="6" draw:end-shape="id2" svg:d="M8300 3700v751h-2350v749" svg:viewBox="0 0 2351 1501">
          <text:p/>
        </draw:connector>
        <draw:connector draw:style-name="gr4" draw:text-style-name="P4" draw:layer="layout" svg:x1="5.95cm" svg:y1="7.2cm" svg:x2="5.95cm" svg:y2="8.2cm" draw:start-shape="id2" draw:start-glue-point="6" draw:end-shape="id4" draw:end-glue-point="5" svg:d="M5950 7200v1000" svg:viewBox="0 0 1 1001">
          <text:p/>
        </draw:connector>
        <draw:custom-shape draw:style-name="gr5" draw:text-style-name="P2" xml:id="id5" draw:id="id5" draw:layer="layout" svg:width="3.5cm" svg:height="1.4cm" svg:x="4.2cm" svg:y="10cm">
          <text:p text:style-name="P1"><text:span text:style-name="T1">Koppel nummeraanduidingaan </text:span><text:span text:style-name="T3">objectcycl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6" draw:id="id6" draw:layer="layout" svg:width="5.9cm" svg:height="1cm" svg:x="3cm" svg:y="12.2cm">
          <text:p text:style-name="P1"><text:span text:style-name="T2">Objectcycli met nummeraanduiding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4" draw:layer="layout" svg:x1="5.95cm" svg:y1="11.4cm" svg:x2="5.95cm" svg:y2="12.2cm" draw:start-shape="id5" draw:start-glue-point="6" draw:end-shape="id6" draw:end-glue-point="5" svg:d="M5950 11400v800" svg:viewBox="0 0 1 801">
          <text:p/>
        </draw:connector>
        <draw:connector draw:style-name="gr4" draw:text-style-name="P4" draw:layer="layout" svg:x1="5.95cm" svg:y1="9.2cm" svg:x2="5.95cm" svg:y2="10cm" draw:start-shape="id4" draw:start-glue-point="8" draw:end-shape="id5" draw:end-glue-point="4" svg:d="M5950 9200v800" svg:viewBox="0 0 1 801">
          <text:p/>
        </draw:connector>
        <draw:custom-shape draw:style-name="gr6" draw:text-style-name="P2" xml:id="id7" draw:id="id7" draw:layer="layout" svg:width="4.5cm" svg:height="1.7cm" svg:x="3.7cm" svg:y="13.7cm">
          <text:p text:style-name="P1"><text:span text:style-name="T1">Filter op de actuele objectcyclus die het dichtst bij maar voor de geldigheidsdatum lig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svg:x1="5.95cm" svg:y1="13.2cm" svg:x2="5.95cm" svg:y2="13.7cm" draw:start-shape="id6" draw:start-glue-point="8" draw:end-shape="id7" draw:end-glue-point="4" svg:d="M5950 13200v500" svg:viewBox="0 0 1 501">
          <text:p/>
        </draw:connector>
        <draw:connector draw:style-name="gr4" draw:text-style-name="P4" draw:layer="layout" svg:x1="5.95cm" svg:y1="15.4cm" svg:x2="5.952cm" svg:y2="16.1cm" draw:start-shape="id7" draw:start-glue-point="6" draw:end-shape="id8" draw:end-glue-point="4" svg:d="M5950 15400v351h2v349" svg:viewBox="0 0 3 701">
          <text:p/>
        </draw:connector>
        <draw:custom-shape draw:style-name="gr2" draw:text-style-name="P3" xml:id="id9" draw:id="id9" draw:layer="layout" svg:width="3.6cm" svg:height="0.9cm" svg:x="10.5cm" svg:y="2.8cm">
          <text:p text:style-name="P1"><text:span text:style-name="T2">Objecte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11" draw:id="id11" draw:layer="layout" svg:width="3.6cm" svg:height="0.9cm" svg:x="14.7cm" svg:y="2.8cm">
          <text:p text:style-name="P1"><text:span text:style-name="T2">Buurte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2" xml:id="id10" draw:id="id10" draw:layer="layout" svg:width="4.1cm" svg:height="2cm" svg:x="12.4cm" svg:y="5.5cm">
          <text:p text:style-name="P1"><text:span text:style-name="T1">Koppel objectcycli met een actuele buurt of filter objecten zonder buurtinformati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svg:x1="12.3cm" svg:y1="3.7cm" svg:x2="14.45cm" svg:y2="5.5cm" draw:start-shape="id9" draw:start-glue-point="6" draw:end-shape="id10" svg:d="M12300 3700v901h2150v899" svg:viewBox="0 0 2151 1801">
          <text:p/>
        </draw:connector>
        <draw:connector draw:style-name="gr4" draw:text-style-name="P4" draw:layer="layout" svg:x1="16.5cm" svg:y1="3.7cm" svg:x2="14.45cm" svg:y2="5.5cm" draw:start-shape="id11" draw:start-glue-point="6" draw:end-shape="id10" draw:end-glue-point="4" svg:d="M16500 3700v901h-2050v899" svg:viewBox="0 0 2051 1801">
          <text:p/>
        </draw:connector>
        <draw:custom-shape draw:style-name="gr3" draw:text-style-name="P3" xml:id="id12" draw:id="id12" draw:layer="layout" svg:width="5.9cm" svg:height="1cm" svg:x="10.904cm" svg:y="8.3cm">
          <text:p text:style-name="P1"><text:span text:style-name="T2">Objectcycli met buurtinformati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4" draw:layer="layout" svg:x1="14.45cm" svg:y1="7.5cm" svg:x2="14.444cm" svg:y2="8.3cm" draw:start-shape="id10" draw:start-glue-point="6" draw:end-shape="id12" draw:end-glue-point="4" svg:d="M14450 7500v401h-6v399" svg:viewBox="0 0 7 801">
          <text:p/>
        </draw:connector>
        <draw:connector draw:style-name="gr4" draw:text-style-name="P4" draw:layer="layout" svg:x1="13.854cm" svg:y1="9.3cm" svg:x2="7.7cm" svg:y2="10.7cm" draw:start-shape="id12" draw:start-glue-point="8" draw:end-shape="id5" draw:end-glue-point="7" svg:d="M13854 9300v1400h-6154" svg:viewBox="0 0 6155 1401">
          <text:p/>
        </draw:connector>
        <draw:custom-shape draw:style-name="gr8" draw:text-style-name="P3" xml:id="id8" draw:id="id8" draw:layer="layout" svg:width="5.448cm" svg:height="0.9cm" svg:x="3.228cm" svg:y="16.1cm">
          <text:p text:style-name="P1"><text:span text:style-name="T2">Adres, nummer-id, object-id en buu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14:11:33.546000000</meta:creation-date>
    <dc:date>2017-11-08T14:27:22.379000000</dc:date>
    <meta:editing-duration>PT39M46S</meta:editing-duration>
    <meta:editing-cycles>10</meta:editing-cycles>
    <meta:generator>LibreOffice/5.4.2.2$Windows_x86 LibreOffice_project/22b09f6418e8c2d508a9eaf86b2399209b0990f4</meta:generator>
    <meta:document-statistic meta:object-count="23"/>
  </office:meta>
</office:document-meta>
</file>